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3" style:family="table">
      <style:table-properties style:width="1.1903in" fo:margin-left="0in" table:align="left"/>
    </style:style>
    <style:style style:name="Table3.A" style:family="table-column">
      <style:table-column-properties style:column-width="1.1903in"/>
    </style:style>
    <style:style style:name="Table3.A1" style:family="table-cell">
      <style:table-cell-properties fo:padding="0.0382in" fo:border="0.05pt solid #ffffff"/>
    </style:style>
    <style:style style:name="Table4" style:family="table">
      <style:table-properties style:width="5.3701in" table:align="margins"/>
    </style:style>
    <style:style style:name="Table4.A" style:family="table-column">
      <style:table-column-properties style:column-width="1.7903in" style:rel-column-width="21845*"/>
    </style:style>
    <style:style style:name="Table4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.C1" style:family="table-cell">
      <style:table-cell-properties fo:padding="0.0382in" fo:border="0.05pt solid #ffffff"/>
    </style:style>
    <style:style style:name="P1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411c31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6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1" style:family="paragraph" style:parent-style-name="Text_20_body" style:list-style-name="L2">
      <style:paragraph-properties fo:text-align="start" style:justify-single-word="false"/>
      <style:text-properties fo:font-size="10pt" officeooo:rsid="0029ed16" officeooo:paragraph-rsid="0068fad2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6c40ac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651055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7d081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746810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9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70" style:family="paragraph" style:parent-style-name="Standard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68fad2" officeooo:paragraph-rsid="0068fad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officeooo:rsid="0053ec53" style:font-name-complex="Calibri"/>
    </style:style>
    <style:style style:name="T20" style:family="text">
      <style:text-properties officeooo:rsid="00556fde" style:font-name-complex="Calibri"/>
    </style:style>
    <style:style style:name="T21" style:family="text">
      <style:text-properties officeooo:rsid="0056a6f1" style:font-name-complex="Calibri"/>
    </style:style>
    <style:style style:name="T22" style:family="text">
      <style:text-properties officeooo:rsid="0058f306" style:font-name-complex="Calibri"/>
    </style:style>
    <style:style style:name="T23" style:family="text">
      <style:text-properties officeooo:rsid="00599f65" style:font-name-complex="Calibri"/>
    </style:style>
    <style:style style:name="T24" style:family="text">
      <style:text-properties officeooo:rsid="005b0f09" style:font-name-complex="Calibri"/>
    </style:style>
    <style:style style:name="T25" style:family="text">
      <style:text-properties officeooo:rsid="005e122d" style:font-name-complex="Calibri"/>
    </style:style>
    <style:style style:name="T26" style:family="text">
      <style:text-properties officeooo:rsid="00733fb2" style:font-name-complex="Calibri"/>
    </style:style>
    <style:style style:name="T27" style:family="text">
      <style:text-properties officeooo:rsid="00746810" style:font-name-complex="Calibri"/>
    </style:style>
    <style:style style:name="T28" style:family="text">
      <style:text-properties officeooo:rsid="00767896" style:font-name-complex="Calibri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5c513" style:font-weight-asian="bold" style:font-weight-complex="bold"/>
    </style:style>
    <style:style style:name="T31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36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37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38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9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40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41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42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43" style:family="text">
      <style:text-properties style:font-name="Cantarell" fo:font-size="10pt" style:font-size-asian="10pt" style:font-style-asian="normal" style:font-size-complex="10pt" style:font-style-complex="normal"/>
    </style:style>
    <style:style style:name="T44" style:family="text">
      <style:text-properties officeooo:rsid="0015c513"/>
    </style:style>
    <style:style style:name="T45" style:family="text">
      <style:text-properties officeooo:rsid="001d5a3d"/>
    </style:style>
    <style:style style:name="T46" style:family="text">
      <style:text-properties officeooo:rsid="001dda30"/>
    </style:style>
    <style:style style:name="T47" style:family="text">
      <style:text-properties officeooo:rsid="0024c9e0"/>
    </style:style>
    <style:style style:name="T48" style:family="text">
      <style:text-properties officeooo:rsid="002be5ff"/>
    </style:style>
    <style:style style:name="T49" style:family="text">
      <style:text-properties officeooo:rsid="002d1f21"/>
    </style:style>
    <style:style style:name="T50" style:family="text">
      <style:text-properties officeooo:rsid="002e0aff"/>
    </style:style>
    <style:style style:name="T51" style:family="text">
      <style:text-properties officeooo:rsid="0034b9c9"/>
    </style:style>
    <style:style style:name="T52" style:family="text">
      <style:text-properties officeooo:rsid="00370854"/>
    </style:style>
    <style:style style:name="T53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54" style:family="text">
      <style:text-properties officeooo:rsid="003a6282"/>
    </style:style>
    <style:style style:name="T55" style:family="text">
      <style:text-properties officeooo:rsid="003a840d"/>
    </style:style>
    <style:style style:name="T56" style:family="text">
      <style:text-properties officeooo:rsid="003fb76a"/>
    </style:style>
    <style:style style:name="T57" style:family="text">
      <style:text-properties officeooo:rsid="0041adb0"/>
    </style:style>
    <style:style style:name="T58" style:family="text">
      <style:text-properties officeooo:rsid="00441fbb"/>
    </style:style>
    <style:style style:name="T59" style:family="text">
      <style:text-properties officeooo:rsid="004800c4"/>
    </style:style>
    <style:style style:name="T60" style:family="text">
      <style:text-properties officeooo:rsid="0049410b"/>
    </style:style>
    <style:style style:name="T61" style:family="text">
      <style:text-properties officeooo:rsid="004b659b"/>
    </style:style>
    <style:style style:name="T62" style:family="text">
      <style:text-properties officeooo:rsid="004fe3eb"/>
    </style:style>
    <style:style style:name="T63" style:family="text">
      <style:text-properties officeooo:rsid="00641c2e"/>
    </style:style>
    <style:style style:name="T64" style:family="text">
      <style:text-properties fo:font-variant="normal" fo:text-transform="none" style:font-name="Cantarell" fo:letter-spacing="normal" fo:font-style="normal" fo:font-weight="normal" style:font-style-asian="normal" style:font-weight-asian="normal" style:font-name-complex="Calibri" style:font-style-complex="normal" style:font-weight-complex="normal"/>
    </style:style>
    <style:style style:name="T65" style:family="text">
      <style:text-properties fo:font-variant="normal" fo:text-transform="none" style:font-name="Cantarell" fo:letter-spacing="norma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66" style:family="text">
      <style:text-properties officeooo:rsid="006c40ac"/>
    </style:style>
    <style:style style:name="T67" style:family="text">
      <style:text-properties officeooo:rsid="007080fc"/>
    </style:style>
    <style:style style:name="T68" style:family="text">
      <style:text-properties officeooo:rsid="007d08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54">Â</text:span>ngelo Ocan<text:span text:style-name="T54">ã</text:span> Martins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Address:</text:p>
          </table:table-cell>
          <table:table-cell table:style-name="Table1.A1" office:value-type="string">
            <text:p text:style-name="P48"><text:span text:style-name="T63">Ottawa</text:span>, ON</text:p>
          </table:table-cell>
          <table:table-cell table:style-name="Table1.A1" office:value-type="string">
            <text:p text:style-name="P1">E-mail:</text:p>
          </table:table-cell>
          <table:table-cell table:style-name="Table1.D1" office:value-type="string">
            <text:p text:style-name="P49"><text:a xlink:type="simple" xlink:href="mailto:angeloocana@gmail.com" text:style-name="Internet_20_link" text:visited-style-name="Visited_20_Internet_20_Link"><text:span text:style-name="T43">angeloocana@gmail.com</text:span></text:a></text:p>
          </table:table-cell>
        </table:table-row>
        <table:table-row>
          <table:table-cell table:style-name="Table1.A2" office:value-type="string">
            <text:p text:style-name="P1">Phone:</text:p>
          </table:table-cell>
          <table:table-cell table:style-name="Table1.A2" office:value-type="string">
            <text:p text:style-name="P48">(613) 720-9572</text:p>
          </table:table-cell>
          <table:table-cell table:style-name="Table1.A2" office:value-type="string">
            <text:p text:style-name="P1">Site:</text:p>
          </table:table-cell>
          <table:table-cell table:style-name="Table1.D2" office:value-type="string">
            <text:p text:style-name="P49"><text:a xlink:type="simple" xlink:href="https://angeloocana.com/" text:style-name="Internet_20_link" text:visited-style-name="Visited_20_Internet_20_Link"><text:span text:style-name="T43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1">Github:</text:p>
          </table:table-cell>
          <table:table-cell table:style-name="Table1.A2" office:value-type="string">
            <text:p text:style-name="P50">github.com/angeloocana</text:p>
          </table:table-cell>
          <table:table-cell table:style-name="Table1.A2" office:value-type="string">
            <text:p text:style-name="P1">Pluralsight:</text:p>
          </table:table-cell>
          <table:table-cell table:style-name="Table1.D2" office:value-type="string">
            <text:p text:style-name="P50">pluralsight.com/profile/ocanaangelo</text:p>
          </table:table-cell>
        </table:table-row>
      </table:table>
      <text:p text:style-name="P40">Objective</text:p>
      <text:p text:style-name="P28">Senior <text:span text:style-name="T67">Javascript</text:span> Full-stack Developer (<text:span text:style-name="T67">Nodejs, </text:span>React, GraphQL, MongoDB, <text:span text:style-name="T58">and</text:span> <text:span text:style-name="T57">Docker</text:span>).</text:p>
      <text:p text:style-name="P29"/>
      <text:p text:style-name="P41">About Me</text:p>
      <text:p text:style-name="P31">My professional journey started when I was 14 years-old. Since then, I have been passionate about programming. Most recently, I have my <text:span text:style-name="T52">mind set </text:span>on <text:span text:style-name="T56">TDD (Test Driven Development), Functional Programming, Offline First, Mobile First, and Frog Cloud.</text:span></text:p>
      <text:p text:style-name="P30"/>
      <text:p text:style-name="P42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<text:span text:style-name="T1">2007 </text:span><text:span text:style-name="T2">- Present</text:span></text:p>
            <text:p text:style-name="P11">Freelancer </text:p>
            <text:p text:style-name="P9"/>
          </table:table-cell>
          <table:table-cell table:style-name="Table2.B1" office:value-type="string">
            <text:p text:style-name="P8"><text:span text:style-name="T30">Senior Full-stack Developer</text:span><text:span text:style-name="T44"> | Latest P</text:span>rojects:</text:p>
            <text:p text:style-name="P9"/>
            <text:list xml:id="list1509282664" text:style-name="L1">
              <text:list-item>
                <text:p text:style-name="P57"><text:a xlink:type="simple" xlink:href="http://budbuds.us/" text:style-name="Internet_20_link" text:visited-style-name="Visited_20_Internet_20_Link"><text:span text:style-name="T66">budbuds.us</text:span></text:a></text:p>
                <text:p text:style-name="P57"><text:span text:style-name="T68">Coding | </text:span>React <text:span text:style-name="T68">Native</text:span>, <text:span text:style-name="T68">Redux, </text:span>Graphql, Nodejs, <text:span text:style-name="T68">Postgres, Redis and Docker.</text:span></text:p>
                <text:p text:style-name="P57"/>
              </text:list-item>
              <text:list-item>
                <text:p text:style-name="P52"><text:a xlink:type="simple" xlink:href="https://tic-tac-toe-ai.surge.sh/" text:style-name="Internet_20_link" text:visited-style-name="Visited_20_Internet_20_Link"><text:span text:style-name="T66">tic-tac-toe-ai.surge.sh</text:span></text:a></text:p>
                <text:p text:style-name="P52"><text:span text:style-name="T68">Design and Coding | Html Canvas, </text:span>React, <text:span text:style-name="T60">Jest, </text:span>Graphql, Nodejs, <text:span text:style-name="T59">and</text:span> <text:span text:style-name="T59">Gatsby.</text:span></text:p>
                <text:p text:style-name="P52"/>
              </text:list-item>
              <text:list-item>
                <text:p text:style-name="P53"><text:a xlink:type="simple" xlink:href="https://angeloocana.com/" text:style-name="Internet_20_link" text:visited-style-name="Visited_20_Internet_20_Link">angeloocana.com</text:a></text:p>
                <text:p text:style-name="P53"><text:span text:style-name="T46">Design and Coding | </text:span>React, <text:span text:style-name="T60">Jest, </text:span>Graphql, Nodejs, <text:span text:style-name="T59">and</text:span> <text:span text:style-name="T59">Gatsby.</text:span></text:p>
              </text:list-item>
            </text:list>
            <text:p text:style-name="P16"/>
            <text:list xml:id="list190244850777540" text:continue-numbering="true" text:style-name="L1">
              <text:list-item>
                <text:p text:style-name="P67">github.com/polutz/polutz </text:p>
                <text:p text:style-name="P68"><text:span text:style-name="T32">Coding | </text:span><text:span text:style-name="T31">React, </text:span><text:span text:style-name="T40">Mocha, </text:span><text:span text:style-name="T31">Graphql, Nodejs, </text:span><text:span text:style-name="T42">TypeScript,</text:span><text:span text:style-name="T31"> </text:span><text:span text:style-name="T38">and Docker.</text:span></text:p>
              </text:list-item>
            </text:list>
            <text:p text:style-name="P10"/>
            <text:list xml:id="list190244612359431" text:continue-numbering="true" text:style-name="L1">
              <text:list-item>
                <text:p text:style-name="P67">novoterritorio.azurewebsites.net</text:p>
                <text:p text:style-name="P53"><text:span text:style-name="T46">Coding | D3, </text:span>Angular, Ionic, <text:span text:style-name="T62">TypeScript, Jasmine, </text:span>C#, MongoDB,<text:span text:style-name="T51"> Azure, SASS, and Gulp.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7">staffgeist.com</text:p>
                <text:p text:style-name="P55"><text:span text:style-name="T46">Coding | </text:span>Angular, Ionic, <text:span text:style-name="T62">TypeScript, Jasmine, </text:span>C#, MongoDB, <text:span text:style-name="T59">Elasticsearch, Azure, SASS, and Gulp.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7">jumpoverjump.com</text:p>
                <text:p text:style-name="P56"><text:span text:style-name="T46">Design and Coding | </text:span>Angular, Ionic, <text:span text:style-name="T61">Jasmine, </text:span>C#, MongoDB<text:span text:style-name="T59">, Azure, SASS, and Gulp.</text:span></text:p>
              </text:list-item>
            </text:list>
            <text:p text:style-name="P36"/>
          </table:table-cell>
        </table:table-row>
        <table:table-row>
          <table:table-cell table:style-name="Table2.A2" office:value-type="string">
            <text:p text:style-name="P37">2011 – 2015</text:p>
            <text:p text:style-name="P38">POL, Peela, Total On Demand </text:p>
          </table:table-cell>
          <table:table-cell table:style-name="Table2.B2" office:value-type="string">
            <text:p text:style-name="P32"><text:span text:style-name="T55">Lead </text:span>Senior C# Software Developer</text:p>
            <text:p text:style-name="P17"/>
            <text:list xml:id="list522617345" text:style-name="L2">
              <text:list-item>
                <text:p text:style-name="P69"><text:span text:style-name="T33">D</text:span><text:span text:style-name="T34">evelop</text:span><text:span text:style-name="T39">ed</text:span><text:span text:style-name="T33"> web platform</text:span><text:span text:style-name="T34"> </text:span><text:span text:style-name="T36">for</text:span><text:span text:style-name="T34"> </text:span><text:span text:style-name="T36">S</text:span><text:span text:style-name="T34">mall</text:span><text:span text:style-name="T36">-M</text:span><text:span text:style-name="T34">edium marketing </text:span><text:span text:style-name="T36">and endomarketing</text:span><text:span text:style-name="T34"> campai</text:span><text:span text:style-name="T35">gn</text:span><text:span text:style-name="T36">s, 5-8 projects </text:span><text:span text:style-name="T35">every</text:span><text:span text:style-name="T36"> year</text:span><text:span text:style-name="T34">. </text:span><text:span text:style-name="T37">5K</text:span><text:span text:style-name="T35">-</text:span><text:span text:style-name="T37">9M</text:span><text:span text:style-name="T41">illion</text:span><text:span text:style-name="T37"> </text:span><text:span text:style-name="T35">Users</text:span><text:span text:style-name="T37">.</text:span></text:p>
              </text:list-item>
              <text:list-item>
                <text:p text:style-name="P70">Created their own e-commerce platform.</text:p>
              </text:list-item>
              <text:list-item>
                <text:p text:style-name="P51"><text:span text:style-name="T64">Provid</text:span><text:span text:style-name="T65">ed</text:span><text:span text:style-name="T64"> consultations to extract c</text:span><text:span text:style-name="T65">lients</text:span><text:span text:style-name="T64"> needs and develop strateg</text:span><text:span text:style-name="T65">ies.</text:span></text:p>
              </text:list-item>
            </text:list>
            <text:p text:style-name="P27"><text:span text:style-name="T1">Technologies: </text:span><text:span text:style-name="T19">Javascript, </text:span><text:span text:style-name="T3">C#, .net MVC, </text:span><text:span text:style-name="T25">Structuremap,</text:span><text:span text:style-name="T3"> </text:span><text:span text:style-name="T18">W</text:span><text:span text:style-name="T1">eb </text:span><text:span text:style-name="T18">F</text:span><text:span text:style-name="T1">orms, </text:span><text:span text:style-name="T24">JQuery</text:span><text:span text:style-name="T1">, </text:span><text:span text:style-name="T18">S</text:span><text:span text:style-name="T26">QL</text:span><text:span text:style-name="T1"> </text:span><text:span text:style-name="T18">S</text:span><text:span text:style-name="T1">erver, </text:span><text:span text:style-name="T18">Postgres</text:span><text:span text:style-name="T1">, DDD, </text:span><text:span text:style-name="T25">TDD,</text:span><text:span text:style-name="T1">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18"/>
            <text:p text:style-name="P18">Clients: Loreal, Johnson, Sony, Vivo|Telefonica, Volkswagen, Walmart, BASF, Net, FMC, FTD, Sky, OI, BRF, <text:s/>Syngenta, Cury, Tenda, B2W, Magazine Luiza, FastShop, ...et al. </text:p>
          </table:table-cell>
        </table:table-row>
        <text:soft-page-break/>
        <table:table-row>
          <table:table-cell table:style-name="Table2.A2" office:value-type="string">
            <text:p text:style-name="P12">2010 –2011</text:p>
            <text:p text:style-name="P13">Empresário Cobrança </text:p>
          </table:table-cell>
          <table:table-cell table:style-name="Table2.B2" office:value-type="string">
            <text:p text:style-name="P35"><text:span text:style-name="T8">Lead C</text:span><text:span text:style-name="T1"># Software Developer</text:span></text:p>
            <text:p text:style-name="P17"/>
            <text:list xml:id="list1575631455" text:style-name="L3">
              <text:list-item>
                <text:p text:style-name="P62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63"><text:span text:style-name="T10">Worked with </text:span><text:span text:style-name="T1">complex </text:span><text:span text:style-name="T27">mathematical</text:span><text:span text:style-name="T1"> algorithms to calculate interest </text:span><text:span text:style-name="T8">rates</text:span><text:span text:style-name="T1">.</text:span></text:p>
              </text:list-item>
              <text:list-item>
                <text:p text:style-name="P64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64"><text:span text:style-name="T10">Development of </text:span><text:span text:style-name="T1">internal Human Resources systems.</text:span></text:p>
              </text:list-item>
              <text:list-item>
                <text:p text:style-name="P64"><text:span text:style-name="T10">B</text:span><text:span text:style-name="T8">uilding </text:span><text:span text:style-name="T1">access control system using webcams.</text:span></text:p>
              </text:list-item>
              <text:list-item>
                <text:p text:style-name="P64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5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4"/>
            <text:p text:style-name="P25"><text:span text:style-name="T4">Technologies</text:span><text:span text:style-name="T1">: </text:span><text:span text:style-name="T20">Javascript, </text:span><text:span text:style-name="T1">C#, WCF, WPF, WebForms, Windows Forms, Windows Services, <text:s/>EXT.Net, </text:span><text:span text:style-name="T23">Jquery</text:span><text:span text:style-name="T1">, </text:span><text:span text:style-name="T28">and</text:span><text:span text:style-name="T1"> SQL Server.</text:span></text:p>
            <text:p text:style-name="P13"/>
            <text:p text:style-name="P13"/>
          </table:table-cell>
        </table:table-row>
        <table:table-row>
          <table:table-cell table:style-name="Table2.A2" office:value-type="string">
            <text:p text:style-name="P12">2010 –2010</text:p>
            <text:p text:style-name="P13">Media W </text:p>
          </table:table-cell>
          <table:table-cell table:style-name="Table2.B2" office:value-type="string">
            <text:p text:style-name="P32">C# Software Developer</text:p>
            <text:p text:style-name="P14"/>
            <text:list xml:id="list1329810094" text:style-name="L4">
              <text:list-item>
                <text:p text:style-name="P59"><text:span text:style-name="T47">Developed POS</text:span> Desktop <text:span text:style-name="T48">Terminal </text:span>following government <text:span text:style-name="T48">regulations.</text:span></text:p>
              </text:list-item>
            </text:list>
            <text:p text:style-name="P14"/>
            <text:p text:style-name="P26"><text:span text:style-name="T4">Technologies</text:span><text:span text:style-name="T1">: C#, Windows Forms, </text:span><text:span text:style-name="T4">and</text:span><text:span text:style-name="T1"> MySQL</text:span></text:p>
            <text:p text:style-name="P13"/>
            <text:p text:style-name="P13"/>
          </table:table-cell>
        </table:table-row>
        <table:table-row>
          <table:table-cell table:style-name="Table2.A2" office:value-type="string">
            <text:p text:style-name="P12">2008 – 2010</text:p>
            <text:p text:style-name="P13">Upgrade Consultoria </text:p>
          </table:table-cell>
          <table:table-cell table:style-name="Table2.B2" office:value-type="string">
            <text:p text:style-name="P32">Junior C# Software Developer</text:p>
            <text:p text:style-name="P17"/>
            <text:list xml:id="list1780221826" text:style-name="L5">
              <text:list-item>
                <text:p text:style-name="P60">PriManager – Develop<text:span text:style-name="T48">ing</text:span> web platform to manage <text:span text:style-name="T49">large-scale</text:span> construction <text:span text:style-name="T49">environments</text:span>.</text:p>
              </text:list-item>
              <text:list-item>
                <text:p text:style-name="P61">FDE – Web platform <text:span text:style-name="T49">for</text:span> manag<text:span text:style-name="T49">ing</text:span> public schools <text:span text:style-name="T49">in </text:span>São Paulo/BR.</text:p>
              </text:list-item>
              <text:list-item>
                <text:p text:style-name="P66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5"/>
            <text:p text:style-name="P26"><text:span text:style-name="T4">Technologies</text:span><text:span text:style-name="T1">: </text:span><text:span text:style-name="T21">Javascript, </text:span><text:span text:style-name="T1">C#, </text:span><text:span text:style-name="T4">Webforms, </text:span><text:span text:style-name="T1">Telerik, </text:span><text:span text:style-name="T22">JQuery</text:span><text:span text:style-name="T1">, Web Services, Windows Services, Flash, Action Script, </text:span><text:span text:style-name="T4">and</text:span><text:span text:style-name="T1"> SQL Server.</text:span></text:p>
            <text:p text:style-name="P19"/>
            <text:p text:style-name="P19"/>
          </table:table-cell>
        </table:table-row>
        <table:table-row>
          <table:table-cell table:style-name="Table2.A2" office:value-type="string">
            <text:p text:style-name="P43">Education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">2012 – Present</text:p>
          </table:table-cell>
          <table:table-cell table:style-name="Table2.B2" office:value-type="string">
            <text:p text:style-name="P3">Pluralsight</text:p>
            <text:p text:style-name="P5">Design <text:span text:style-name="T49">and </text:span>Technology </text:p>
            <text:p text:style-name="P7"><text:a xlink:type="simple" xlink:href="https://app.pluralsight.com/profile/ocanaangelo" text:style-name="Internet_20_link" text:visited-style-name="Visited_20_Internet_20_Link"><text:span text:style-name="T53">pluralsight.com/profile/ocanaangelo</text:span></text:a></text:p>
            <text:p text:style-name="P2"/>
          </table:table-cell>
        </table:table-row>
        <table:table-row>
          <table:table-cell table:style-name="Table2.A2" office:value-type="string">
            <text:p text:style-name="P2">2013 – 2014</text:p>
          </table:table-cell>
          <table:table-cell table:style-name="Table2.B2" office:value-type="string">
            <text:p text:style-name="P39"><text:span text:style-name="T29">UNIP</text:span> - Universidade Paulista</text:p>
            <text:p text:style-name="P20">Anal<text:span text:style-name="T50">ysis</text:span> and System Development</text:p>
            <text:p text:style-name="P20"/>
          </table:table-cell>
        </table:table-row>
        <table:table-row>
          <table:table-cell table:style-name="Table2.A2" office:value-type="string">
            <text:p text:style-name="P21">2011 - 2010</text:p>
          </table:table-cell>
          <table:table-cell table:style-name="Table2.B2" office:value-type="string">
            <text:p text:style-name="P21"><text:span text:style-name="T29">FIAP</text:span> –<text:span text:style-name="T45"> Faculdade de Informática e Administração Paulista</text:span></text:p>
            <text:p text:style-name="P20">Anal<text:span text:style-name="T50">ysis</text:span> and System Development</text:p>
            <text:p text:style-name="P20"/>
          </table:table-cell>
        </table:table-row>
        <table:table-row>
          <table:table-cell table:style-name="Table2.A2" office:value-type="string">
            <text:p text:style-name="P22">2007 - 2009</text:p>
          </table:table-cell>
          <table:table-cell table:style-name="Table2.B2" office:value-type="string">
            <text:p text:style-name="P33">FIEB</text:p>
            <text:p text:style-name="P22">Web Design with Emphasis on Digital Media</text:p>
            <text:p text:style-name="P22"/>
          </table:table-cell>
        </table:table-row>
        <table:table-row>
          <table:table-cell table:style-name="Table2.B1" office:value-type="string">
            <text:p text:style-name="P44">Languages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4">English</text:p>
                  <text:p text:style-name="P23">Fluent</text:p>
                </table:table-cell>
              </table:table-row>
            </table:table>
            <text:p text:style-name="P23"/>
          </table:table-cell>
          <table:table-cell table:style-name="Table2.B2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34">Portuguese</text:p>
                  <text:p text:style-name="P23">Native</text:p>
                </table:table-cell>
                <table:table-cell table:style-name="Table4.A1" office:value-type="string">
                  <text:p text:style-name="P4">French</text:p>
                  <text:p text:style-name="P6">Basic</text:p>
                </table:table-cell>
                <table:table-cell table:style-name="Table4.C1" office:value-type="string">
                  <text:p text:style-name="P4">Spanish</text:p>
                  <text:p text:style-name="P6">Proficient</text:p>
                </table:table-cell>
              </table:table-row>
            </table:table>
            <text:p text:style-name="P23"/>
          </table:table-cell>
        </table:table-row>
        <text:soft-page-break/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7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11-17T19:02:25.174391332</dc:date>
    <meta:editing-duration>PT3H31M8S</meta:editing-duration>
    <meta:editing-cycles>79</meta:editing-cycles>
    <meta:generator>LibreOffice/5.4.3.2$Linux_X86_64 LibreOffice_project/40m0$Build-2</meta:generator>
    <meta:document-statistic meta:table-count="4" meta:image-count="0" meta:object-count="0" meta:page-count="3" meta:paragraph-count="93" meta:word-count="484" meta:character-count="3412" meta:non-whitespace-character-count="3032"/>
  </office:meta>
</office:document-meta>
</file>